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0.381cm" svg:x="1.651cm" svg:y="1.185cm">
          <text:p/>
        </draw:rect>
        <draw:frame draw:style-name="gr2" draw:text-style-name="P3" draw:layer="layout" svg:width="6.928cm" svg:height="0.64cm" svg:x="1.352cm" svg:y="0.489cm">
          <draw:text-box>
            <text:p text:style-name="P2"><text:span text:style-name="T1">0 <text:s text:c="2"/>1 <text:s text:c="2"/>2 <text:s text:c="2"/>3 <text:s text:c="2"/>4 <text:s text:c="2"/>5 <text:s text:c="2"/>6 <text:s text:c="2"/>7 <text:s text:c="2"/>8 <text:s text:c="2"/>9 <text:s text:c="2"/>10 <text:s/>11 <text:s/>12</text:span></text:p>
          </draw:text-box>
        </draw:frame>
        <draw:rect draw:style-name="gr3" draw:text-style-name="P4" draw:layer="layout" svg:width="3.556cm" svg:height="0.381cm" svg:x="3.175cm" svg:y="1.947cm">
          <text:p/>
        </draw:rect>
        <draw:line draw:style-name="gr4" draw:text-style-name="P5" draw:layer="layout" svg:x1="6.731cm" svg:y1="4.26cm" svg:x2="6.731cm" svg:y2="0.958cm">
          <text:p/>
        </draw:line>
        <draw:frame draw:style-name="gr2" draw:text-style-name="P3" draw:layer="layout" svg:width="2.547cm" svg:height="0.64cm" svg:x="6.47cm" svg:y="4.16cm">
          <draw:text-box>
            <text:p text:style-name="P2"><text:span text:style-name="T1">min_buf = 10</text:span></text:p>
          </draw:text-box>
        </draw:frame>
        <draw:frame draw:style-name="gr2" draw:text-style-name="P3" draw:layer="layout" svg:width="2.521cm" svg:height="0.64cm" svg:x="7.766cm" svg:y="2.45cm">
          <draw:text-box>
            <text:p text:style-name="P2"><text:span text:style-name="T1">shortfall = 13</text:span></text:p>
          </draw:text-box>
        </draw:frame>
        <draw:frame draw:style-name="gr2" draw:text-style-name="P3" draw:layer="layout" svg:width="1.535cm" svg:height="0.64cm" svg:x="0.135cm" svg:y="1.058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35cm" svg:y="3.344cm">
          <draw:text-box>
            <text:p text:style-name="P2"><text:span text:style-name="T1">CPU 3</text:span></text:p>
          </draw:text-box>
        </draw:frame>
        <draw:frame draw:style-name="gr2" draw:text-style-name="P3" draw:layer="layout" svg:width="1.535cm" svg:height="0.64cm" svg:x="0.116cm" svg:y="2.582cm">
          <draw:text-box>
            <text:p text:style-name="P2"><text:span text:style-name="T1">CPU 2</text:span></text:p>
          </draw:text-box>
        </draw:frame>
        <draw:frame draw:style-name="gr2" draw:text-style-name="P3" draw:layer="layout" svg:width="1.535cm" svg:height="0.64cm" svg:x="0.135cm" svg:y="1.815cm">
          <draw:text-box>
            <text:p text:style-name="P2"><text:span text:style-name="T1">CPU 1</text:span></text:p>
          </draw:text-box>
        </draw:frame>
        <draw:frame draw:style-name="gr2" draw:text-style-name="P3" draw:layer="layout" svg:width="2.352cm" svg:height="0.64cm" svg:x="3.871cm" svg:y="4.155cm">
          <draw:text-box>
            <text:p text:style-name="P2"><text:span text:style-name="T1">min_buf = 5</text:span></text:p>
          </draw:text-box>
        </draw:frame>
        <draw:rect draw:style-name="gr1" draw:text-style-name="P1" draw:layer="layout" svg:width="1.524cm" svg:height="0.381cm" svg:x="1.651cm" svg:y="1.947cm">
          <text:p/>
        </draw:rect>
        <draw:rect draw:style-name="gr1" draw:text-style-name="P1" draw:layer="layout" svg:width="4.064cm" svg:height="0.381cm" svg:x="1.651cm" svg:y="3.471cm">
          <text:p/>
        </draw:rect>
        <draw:rect draw:style-name="gr1" draw:text-style-name="P1" draw:layer="layout" svg:width="3.048cm" svg:height="0.381cm" svg:x="1.651cm" svg:y="2.709cm">
          <text:p/>
        </draw:rect>
        <draw:rect draw:style-name="gr3" draw:text-style-name="P4" draw:layer="layout" svg:width="1.016cm" svg:height="0.381cm" svg:x="5.715cm" svg:y="3.471cm">
          <text:p/>
        </draw:rect>
        <draw:rect draw:style-name="gr3" draw:text-style-name="P4" draw:layer="layout" svg:width="2.032cm" svg:height="0.381cm" svg:x="4.699cm" svg:y="2.709cm">
          <text:p/>
        </draw:rect>
        <draw:line draw:style-name="gr4" draw:text-style-name="P5" draw:layer="layout" svg:x1="4.191cm" svg:y1="4.233cm" svg:x2="4.191cm" svg:y2="0.931cm">
          <text:p/>
        </draw:line>
        <draw:line draw:style-name="gr4" draw:text-style-name="P5" draw:layer="layout" svg:x1="3.175cm" svg:y1="4.995cm" svg:x2="3.175cm" svg:y2="0.931cm">
          <text:p/>
        </draw:line>
        <draw:frame draw:style-name="gr2" draw:text-style-name="P3" draw:layer="layout" svg:width="2.559cm" svg:height="0.64cm" svg:x="2.921cm" svg:y="4.825cm">
          <draw:text-box>
            <text:p text:style-name="P2"><text:span text:style-name="T1">saturated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22.475cm" fo:margin-left="0.135cm" fo:margin-right="7.46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David Anderson</meta:initial-creator>
    <meta:creation-date>2006-04-19T15:03:35</meta:creation-date>
    <dc:creator>David Anderson</dc:creator>
    <dc:date>2011-11-21T00:29:11.17</dc:date>
    <dc:language>en-US</dc:language>
    <meta:editing-cycles>6</meta:editing-cycles>
    <meta:editing-duration>PT8H54M53S</meta:editing-duration>
    <meta:printed-by>David Anderson</meta:printed-by>
    <meta:print-date>2011-11-20T22:06:30.84</meta:print-date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